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48f51" officeooo:paragraph-rsid="00448f51"/>
    </style:style>
    <style:style style:name="P2" style:family="paragraph" style:parent-style-name="Standard">
      <style:text-properties officeooo:rsid="00448f51" officeooo:paragraph-rsid="0044b81b"/>
    </style:style>
    <style:style style:name="P3" style:family="paragraph" style:parent-style-name="Standard">
      <style:text-properties officeooo:rsid="0044b81b" officeooo:paragraph-rsid="0044b81b"/>
    </style:style>
    <style:style style:name="P4" style:family="paragraph" style:parent-style-name="Standard" style:list-style-name="L1">
      <style:text-properties officeooo:rsid="0044b81b" officeooo:paragraph-rsid="0044b81b"/>
    </style:style>
    <style:style style:name="P5" style:family="paragraph" style:parent-style-name="Standard" style:list-style-name="L1">
      <style:text-properties officeooo:rsid="00460ead" officeooo:paragraph-rsid="00460ead"/>
    </style:style>
    <style:style style:name="P6" style:family="paragraph" style:parent-style-name="Standard" style:list-style-name="L1">
      <style:text-properties officeooo:rsid="00477625" officeooo:paragraph-rsid="00477625"/>
    </style:style>
    <style:style style:name="P7" style:family="paragraph" style:parent-style-name="Standard">
      <style:paragraph-properties fo:break-before="page"/>
      <style:text-properties officeooo:rsid="000dbc25" officeooo:paragraph-rsid="000dbc25"/>
    </style:style>
    <style:style style:name="P8" style:family="paragraph" style:parent-style-name="Standard">
      <style:text-properties officeooo:rsid="000a9223" officeooo:paragraph-rsid="000a9223"/>
    </style:style>
    <style:style style:name="P9" style:family="paragraph" style:parent-style-name="Standard">
      <style:text-properties officeooo:rsid="000d5edf" officeooo:paragraph-rsid="000d5edf"/>
    </style:style>
    <style:style style:name="P10" style:family="paragraph" style:parent-style-name="Standard">
      <style:text-properties officeooo:rsid="0023a300" officeooo:paragraph-rsid="0023a300"/>
    </style:style>
    <style:style style:name="P11" style:family="paragraph" style:parent-style-name="Standard">
      <style:text-properties officeooo:rsid="000dcbb3" officeooo:paragraph-rsid="000dcbb3"/>
    </style:style>
    <style:style style:name="P12" style:family="paragraph" style:parent-style-name="Standard">
      <style:text-properties officeooo:rsid="000e521f" officeooo:paragraph-rsid="000e521f"/>
    </style:style>
    <style:style style:name="P13" style:family="paragraph" style:parent-style-name="Standard">
      <style:text-properties officeooo:rsid="0023a300" officeooo:paragraph-rsid="00324475"/>
    </style:style>
    <style:style style:name="P14" style:family="paragraph" style:parent-style-name="Standard">
      <style:text-properties officeooo:rsid="0023423b" officeooo:paragraph-rsid="00324475"/>
    </style:style>
    <style:style style:name="P15" style:family="paragraph" style:parent-style-name="Standard">
      <style:text-properties officeooo:rsid="0010327c" officeooo:paragraph-rsid="0010327c"/>
    </style:style>
    <style:style style:name="P16" style:family="paragraph" style:parent-style-name="Standard">
      <style:text-properties officeooo:rsid="0010327c" officeooo:paragraph-rsid="00192c98"/>
    </style:style>
    <style:style style:name="P17" style:family="paragraph" style:parent-style-name="Standard">
      <style:text-properties officeooo:rsid="000a9223" officeooo:paragraph-rsid="001b1768"/>
    </style:style>
    <style:style style:name="P18" style:family="paragraph" style:parent-style-name="Standard">
      <style:text-properties officeooo:rsid="000dcbb3" officeooo:paragraph-rsid="002564c2"/>
    </style:style>
    <style:style style:name="P19" style:family="paragraph" style:parent-style-name="Standard">
      <style:text-properties officeooo:rsid="0021aa3f" officeooo:paragraph-rsid="002564c2"/>
    </style:style>
    <style:style style:name="P20" style:family="paragraph" style:parent-style-name="Standard">
      <style:text-properties officeooo:rsid="00275f43" officeooo:paragraph-rsid="00275f43"/>
    </style:style>
    <style:style style:name="P21" style:family="paragraph" style:parent-style-name="Standard">
      <style:text-properties officeooo:rsid="0011f76b" officeooo:paragraph-rsid="0011f76b"/>
    </style:style>
    <style:style style:name="P22" style:family="paragraph" style:parent-style-name="Standard">
      <style:text-properties officeooo:rsid="0013650c" officeooo:paragraph-rsid="0013650c"/>
    </style:style>
    <style:style style:name="P23" style:family="paragraph" style:parent-style-name="Standard">
      <style:text-properties officeooo:rsid="0034425a" officeooo:paragraph-rsid="0042ad51"/>
    </style:style>
    <style:style style:name="P24" style:family="paragraph" style:parent-style-name="Standard">
      <style:text-properties officeooo:rsid="003f3925" officeooo:paragraph-rsid="0042ad51"/>
    </style:style>
    <style:style style:name="P25" style:family="paragraph" style:parent-style-name="Standard">
      <style:text-properties officeooo:rsid="001cd7c8" officeooo:paragraph-rsid="001cd7c8"/>
    </style:style>
    <style:style style:name="P26" style:family="paragraph" style:parent-style-name="Standard">
      <style:paragraph-properties fo:break-before="page"/>
      <style:text-properties officeooo:rsid="001cd7c8" officeooo:paragraph-rsid="001cd7c8"/>
    </style:style>
    <style:style style:name="P27" style:family="paragraph" style:parent-style-name="Standard">
      <style:text-properties officeooo:rsid="00311849" officeooo:paragraph-rsid="00311849"/>
    </style:style>
    <style:style style:name="P28" style:family="paragraph" style:parent-style-name="Standard">
      <style:text-properties officeooo:rsid="0031e348" officeooo:paragraph-rsid="0031e348"/>
    </style:style>
    <style:style style:name="P29" style:family="paragraph" style:parent-style-name="Standard">
      <style:text-properties officeooo:rsid="0010d16d" officeooo:paragraph-rsid="0031e348"/>
    </style:style>
    <style:style style:name="P30" style:family="paragraph" style:parent-style-name="Standard">
      <style:text-properties officeooo:rsid="003b6b6d" officeooo:paragraph-rsid="003b6b6d"/>
    </style:style>
    <style:style style:name="P31" style:family="paragraph" style:parent-style-name="Standard">
      <style:text-properties officeooo:rsid="003ccf92" officeooo:paragraph-rsid="003ccf92"/>
    </style:style>
    <style:style style:name="P32" style:family="paragraph" style:parent-style-name="Standard">
      <style:text-properties officeooo:rsid="003f3925" officeooo:paragraph-rsid="003f3925"/>
    </style:style>
    <style:style style:name="P33" style:family="paragraph" style:parent-style-name="Standard">
      <style:text-properties officeooo:rsid="0040e177" officeooo:paragraph-rsid="0040e177"/>
    </style:style>
    <style:style style:name="P34" style:family="paragraph" style:parent-style-name="Standard">
      <style:paragraph-properties fo:break-before="page"/>
      <style:text-properties officeooo:rsid="0016073d" officeooo:paragraph-rsid="0016073d"/>
    </style:style>
    <style:style style:name="P35" style:family="paragraph" style:parent-style-name="Standard">
      <style:text-properties officeooo:rsid="0016073d" officeooo:paragraph-rsid="0016073d"/>
    </style:style>
    <style:style style:name="P36" style:family="paragraph" style:parent-style-name="Standard">
      <style:text-properties officeooo:rsid="0017b494" officeooo:paragraph-rsid="0017b494"/>
    </style:style>
    <style:style style:name="P37" style:family="paragraph" style:parent-style-name="Standard">
      <style:text-properties officeooo:rsid="001796e4" officeooo:paragraph-rsid="001796e4"/>
    </style:style>
    <style:style style:name="P38" style:family="paragraph" style:parent-style-name="Standard">
      <style:text-properties officeooo:rsid="001d7b3e" officeooo:paragraph-rsid="001d7b3e"/>
    </style:style>
    <style:style style:name="P39" style:family="paragraph" style:parent-style-name="Standard">
      <style:text-properties officeooo:rsid="0035fe09" officeooo:paragraph-rsid="0035fe09"/>
    </style:style>
    <style:style style:name="P40" style:family="paragraph" style:parent-style-name="Standard">
      <style:text-properties officeooo:rsid="00371100" officeooo:paragraph-rsid="00371100"/>
    </style:style>
    <style:style style:name="P41" style:family="paragraph" style:parent-style-name="Standard">
      <style:text-properties officeooo:rsid="001f49ab" officeooo:paragraph-rsid="001f49ab"/>
    </style:style>
    <style:style style:name="P42" style:family="paragraph" style:parent-style-name="Standard">
      <style:paragraph-properties fo:break-before="page"/>
      <style:text-properties officeooo:rsid="001f49ab" officeooo:paragraph-rsid="001f49ab"/>
    </style:style>
    <style:style style:name="P43" style:family="paragraph" style:parent-style-name="Standard">
      <style:text-properties officeooo:rsid="0020cfaa" officeooo:paragraph-rsid="0020cfaa"/>
    </style:style>
    <style:style style:name="P44" style:family="paragraph" style:parent-style-name="Standard">
      <style:paragraph-properties fo:break-before="page"/>
      <style:text-properties officeooo:rsid="0020cfaa" officeooo:paragraph-rsid="0020cfaa"/>
    </style:style>
    <style:style style:name="P45" style:family="paragraph" style:parent-style-name="Standard">
      <style:text-properties officeooo:rsid="002f4910" officeooo:paragraph-rsid="002f4910"/>
    </style:style>
    <style:style style:name="P46" style:family="paragraph" style:parent-style-name="Standard">
      <style:text-properties officeooo:rsid="0022b066" officeooo:paragraph-rsid="0022b066"/>
    </style:style>
    <style:style style:name="P47" style:family="paragraph" style:parent-style-name="Standard">
      <style:paragraph-properties fo:break-before="page"/>
      <style:text-properties officeooo:rsid="0022b066" officeooo:paragraph-rsid="0022b066"/>
    </style:style>
    <style:style style:name="P48" style:family="paragraph" style:parent-style-name="Standard">
      <style:text-properties officeooo:rsid="0028298a" officeooo:paragraph-rsid="0028298a"/>
    </style:style>
    <style:style style:name="P49" style:family="paragraph" style:parent-style-name="Standard">
      <style:text-properties officeooo:rsid="002d5c8a" officeooo:paragraph-rsid="002d5c8a"/>
    </style:style>
    <style:style style:name="P50" style:family="paragraph" style:parent-style-name="Standard">
      <style:paragraph-properties fo:break-before="page"/>
      <style:text-properties officeooo:rsid="002d5c8a" officeooo:paragraph-rsid="002d5c8a"/>
    </style:style>
    <style:style style:name="P51" style:family="paragraph" style:parent-style-name="Standard">
      <style:paragraph-properties fo:break-before="page"/>
      <style:text-properties officeooo:rsid="00448f51" officeooo:paragraph-rsid="00448f51"/>
    </style:style>
    <style:style style:name="T1" style:family="text">
      <style:text-properties officeooo:rsid="00192c98"/>
    </style:style>
    <style:style style:name="T2" style:family="text">
      <style:text-properties officeooo:rsid="00324475"/>
    </style:style>
    <style:style style:name="T3" style:family="text">
      <style:text-properties officeooo:rsid="001b1768"/>
    </style:style>
    <style:style style:name="T4" style:family="text">
      <style:text-properties officeooo:rsid="0031e348"/>
    </style:style>
    <style:style style:name="T5" style:family="text">
      <style:text-properties officeooo:rsid="0022a52b"/>
    </style:style>
    <style:style style:name="T6" style:family="text">
      <style:text-properties officeooo:rsid="00358558"/>
    </style:style>
    <style:style style:name="T7" style:family="text">
      <style:text-properties officeooo:rsid="0042ad51"/>
    </style:style>
    <style:style style:name="T8" style:family="text">
      <style:text-properties officeooo:rsid="00385003"/>
    </style:style>
    <style:style style:name="T9" style:family="text">
      <style:text-properties officeooo:rsid="003a1795"/>
    </style:style>
    <style:style style:name="T10" style:family="text">
      <style:text-properties officeooo:rsid="0035be28"/>
    </style:style>
    <style:style style:name="T11" style:family="text">
      <style:text-properties officeooo:rsid="003e67e8"/>
    </style:style>
    <style:style style:name="T12" style:family="text">
      <style:text-properties officeooo:rsid="0041ee17"/>
    </style:style>
    <style:style style:name="T13" style:family="text">
      <style:text-properties officeooo:rsid="001cd7c8"/>
    </style:style>
    <style:style style:name="T14" style:family="text">
      <style:text-properties officeooo:rsid="0017b494"/>
    </style:style>
    <style:style style:name="T15" style:family="text">
      <style:text-properties officeooo:rsid="003664af"/>
    </style:style>
    <style:style style:name="T16" style:family="text">
      <style:text-properties officeooo:rsid="002a83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itions:</text:p>
      <text:p text:style-name="P2">Matrix is configured for two RGB chains, except where mentioned otherwise. </text:p>
      <text:p text:style-name="P3"/>
      <text:p text:style-name="P3">Firmware is configured with the following settings:</text:p>
      <text:list text:style-name="L1">
        <text:list-item>
          <text:p text:style-name="P4">Number of steps is 16. </text:p>
        </text:list-item>
        <text:list-item>
          <text:p text:style-name="P4">Number of columns is 8. </text:p>
        </text:list-item>
        <text:list-item>
          <text:p text:style-name="P4">Number of scans is 4.</text:p>
        </text:list-item>
        <text:list-item>
          <text:p text:style-name="P4">Baud rate 7.8MBaud.</text:p>
        </text:list-item>
        <text:list-item>
          <text:p text:style-name="P5">PWM Algorithm using BUS8.</text:p>
        </text:list-item>
        <text:list-item>
          <text:p text:style-name="P5">Decoder Multiplexer using BUS8.</text:p>
        </text:list-item>
        <text:list-item>
          <text:p text:style-name="P5">UART Node using Serial Protocol.</text:p>
        </text:list-item>
        <text:list-item>
          <text:p text:style-name="P6">UART flow control enabled.</text:p>
        </text:list-item>
      </text:list>
      <text:p text:style-name="P7">Chapter 1: Logic</text:p>
      <text:p text:style-name="P8">Section 1: Verify PMP PIO:</text:p>
      <text:p text:style-name="P8">Case 1: Verify clock is 8.33MHz.</text:p>
      <text:p text:style-name="P8">Case 2: Verify clock wave form is square with 8 loads.</text:p>
      <text:p text:style-name="P8">Case 3: Verify clock remains constantly on.</text:p>
      <text:p text:style-name="P9">Case <text:span text:style-name="T1">4</text:span>: Verify all PWM periods are present plus null period.</text:p>
      <text:p text:style-name="P10">Case <text:span text:style-name="T2">5</text:span>: Verify LAT is one clock pulse.</text:p>
      <text:p text:style-name="P8"/>
      <text:p text:style-name="P8">Section 2: Verify Multiplexer PIO</text:p>
      <text:p text:style-name="P11">Case 1: Verify refresh is at least 3kHz.</text:p>
      <text:p text:style-name="P11">Case <text:span text:style-name="T3">2</text:span>: Verify proper progress from A, B and C of decoder.</text:p>
      <text:p text:style-name="P12">Case <text:span text:style-name="T3">3</text:span>: Verify all 8 scans are present.</text:p>
      <text:p text:style-name="P13">Case 4: Multiplexing is only started after null period.</text:p>
      <text:p text:style-name="P14">Case <text:span text:style-name="T4">5</text:span>: Verify OE is high only for blank time.</text:p>
      <text:p text:style-name="P8"/>
      <text:p text:style-name="P8">Section 3: Verify Ghost PIO</text:p>
      <text:p text:style-name="P15">Case 1: Verify LEDs discharge (turn on) within one GCLK period.</text:p>
      <text:p text:style-name="P16">Case 2: Verify LEDs charge (turn off) within one GCLK period.</text:p>
      <text:p text:style-name="P17">Case <text:span text:style-name="T1">3</text:span>: Verify blank time is 10uS.</text:p>
      <text:p text:style-name="P18">Case <text:span text:style-name="T3">4</text:span>: Verify brightness is at least 60 percent.</text:p>
      <text:p text:style-name="P19">Case 5: Verify PMOS capacitors charge and discharge within blank time.</text:p>
      <text:p text:style-name="P20">Case 6: Verify multiplexing has completed within blank time.</text:p>
      <text:p text:style-name="P15"/>
      <text:p text:style-name="P21">Section 4: Multiplexer</text:p>
      <text:p text:style-name="P21">Case 1: Verify frame transition is synced to FCLK.</text:p>
      <text:p text:style-name="P21">Case 2: Verify frame transition is within on refresh.</text:p>
      <text:p text:style-name="P21">Case 3: Verify frame transition is only at the top of a scan.</text:p>
      <text:p text:style-name="P21">Case 4: Verify FCLK on time a quarter of the frame time.</text:p>
      <text:p text:style-name="P21"/>
      <text:p text:style-name="P22">Section 5: Interface</text:p>
      <text:p text:style-name="P22">Case 1: Verify swap command acknowledge<text:span text:style-name="T5">d</text:span> before FCLK.</text:p>
      <text:p text:style-name="P23">Case 2: Frames are retain<text:span text:style-name="T6">ed</text:span> till another frames arrives.</text:p>
      <text:p text:style-name="P24">Case <text:span text:style-name="T7">3</text:span>: Verify flow control signals respond.</text:p>
      <text:p text:style-name="P22"/>
      <text:p text:style-name="P25"/>
      <text:p text:style-name="P26">Chapter 2: Timing</text:p>
      <text:p text:style-name="P27">Section 1: Verify BUS8</text:p>
      <text:p text:style-name="P27">Case 1: <text:span text:style-name="T8">All d</text:span>ata <text:span text:style-name="T9">pins</text:span> <text:span text:style-name="T8">are</text:span> setup at least 5nS before clock edge.</text:p>
      <text:p text:style-name="P27">Case 2: <text:span text:style-name="T8">All data pins are</text:span> held for at least 5nS after clock <text:span text:style-name="T10">edge</text:span>.</text:p>
      <text:p text:style-name="P28">Case 3: Clock is stopped for LAT signal.</text:p>
      <text:p text:style-name="P29">Case <text:span text:style-name="T4">4</text:span>: Verify OE on or off time is never shorter than 200nS.</text:p>
      <text:p text:style-name="P30">Case 5: LAT arrives after last data shift.</text:p>
      <text:p text:style-name="P31">Case 6: LAT pin rises 20nS after clock period.</text:p>
      <text:p text:style-name="P31">Case 7: L<text:span text:style-name="T11">AT </text:span>pin is held for 10nS.</text:p>
      <text:p text:style-name="P31"/>
      <text:p text:style-name="P32">Section 2: RP2040 processing</text:p>
      <text:p text:style-name="P32">Case 1: Verify multiplexing is never slowed by frame swap or data operations.</text:p>
      <text:p text:style-name="P32">Case <text:span text:style-name="T7">2</text:span>: Verify data is consumed faster than data rate.</text:p>
      <text:p text:style-name="P33">Case <text:span text:style-name="T7">3</text:span>: Verify processing frame rate exceeds <text:span text:style-name="T12">240</text:span> FPS.</text:p>
      <text:p text:style-name="P34">Chapter <text:span text:style-name="T13">3</text:span>: Power</text:p>
      <text:p text:style-name="P35">Section 1: Voltage</text:p>
      <text:p text:style-name="P35">Case 1: Verify the voltage to the LED driver is 3.3V +/- 0.1V under max and min load.</text:p>
      <text:p text:style-name="P35">Case 2: Verify the voltage to the LEDs is 5V +/- 0.01V under max and min load.</text:p>
      <text:p text:style-name="P35"/>
      <text:p text:style-name="P36">Section 2: Current</text:p>
      <text:p text:style-name="P37">Case <text:span text:style-name="T14">1</text:span>: Verify current response time is 10kHz or higher.</text:p>
      <text:p text:style-name="P38">Case 2: Verify decoupling of LED drivers and LEDs.</text:p>
      <text:p text:style-name="P39">Case 3: Verify RP2040 subsystem draws no more than 60mA.</text:p>
      <text:p text:style-name="P39">Case <text:span text:style-name="T15">4</text:span>: Verify LED drivers are accurate to +/- 3 percent between any channel.</text:p>
      <text:p text:style-name="P40">Case 5: Verify a pixel of up to three colors draws no more than 30mA.</text:p>
      <text:p text:style-name="P37"/>
      <text:p text:style-name="P38">Section 3: Module</text:p>
      <text:p text:style-name="P38">Case 1: Dedicated power conversion from 12V to 5V is available.</text:p>
      <text:p text:style-name="P38">Case 2: Dedicated power conversion from 5V to 3.3V is available.</text:p>
      <text:p text:style-name="P38"/>
      <text:p text:style-name="P41"/>
      <text:p text:style-name="P42">Chapter 4: EMI</text:p>
      <text:p text:style-name="P41">Section 1: Interface</text:p>
      <text:p text:style-name="P41">Case 1: Verify balanced differential signals.</text:p>
      <text:p text:style-name="P41">Case 2: Galvanic isolation is used.</text:p>
      <text:p text:style-name="P41"/>
      <text:p text:style-name="P41">Section 2: Power</text:p>
      <text:p text:style-name="P41">Case 1: Chokes are used on 12V line.</text:p>
      <text:p text:style-name="P41">Case 2: Ground power is stable.</text:p>
      <text:p text:style-name="P41"/>
      <text:p text:style-name="P43"/>
      <text:p text:style-name="P44">Chapter 5: Commands</text:p>
      <text:p text:style-name="P43">Section 1: Data command</text:p>
      <text:p text:style-name="P43">Section 2: Test command</text:p>
      <text:p text:style-name="P43">Section 3: Power command</text:p>
      <text:p text:style-name="P43">Section 4: Swap command</text:p>
      <text:p text:style-name="P45">Section 5: Reboot command</text:p>
      <text:p text:style-name="P43"/>
      <text:p text:style-name="P46"/>
      <text:p text:style-name="P47">Chapter 6: Protocol</text:p>
      <text:p text:style-name="P46"/>
      <text:p text:style-name="P46"/>
      <text:p text:style-name="P47">Chapter 7: Node</text:p>
      <text:p text:style-name="P48">Section 1: UART</text:p>
      <text:p text:style-name="P48">Case 1: Verify flow control.</text:p>
      <text:p text:style-name="P48">Case 2: Verify max baud.</text:p>
      <text:p text:style-name="P48">Case <text:span text:style-name="T16">3</text:span>: Verify start, stop, 8 bits, parity none.</text:p>
      <text:p text:style-name="P48"/>
      <text:p text:style-name="P49"/>
      <text:p text:style-name="P50">Chapter 8: Watchdog</text:p>
      <text:p text:style-name="P49"/>
      <text:p text:style-name="P49"/>
      <text:p text:style-name="P50">Chapter 9: Bootloader</text:p>
      <text:p text:style-name="P49"/>
      <text:p text:style-name="P49"/>
      <text:p text:style-name="P50">Chapter 10: LED driver detection</text:p>
      <text:p text:style-name="P49"/>
      <text:p text:style-name="P51">Chapter 11: Thermal</text:p>
      <text:p text:style-name="P1">Section 1: LED drivers</text:p>
      <text:p text:style-name="P1">Section 2: Environ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9T23:12:48.654679100</meta:creation-date>
    <dc:date>2025-06-10T13:27:21.822289300</dc:date>
    <meta:editing-duration>PT1H6M33S</meta:editing-duration>
    <meta:editing-cycles>58</meta:editing-cycles>
    <meta:generator>LibreOffice/25.2.3.2$Windows_X86_64 LibreOffice_project/bbb074479178df812d175f709636b368952c2ce3</meta:generator>
    <meta:document-statistic meta:table-count="0" meta:image-count="0" meta:object-count="0" meta:page-count="12" meta:paragraph-count="91" meta:word-count="651" meta:character-count="3551" meta:non-whitespace-character-count="2996"/>
  </office:meta>
</office:document-meta>
</file>